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80000010D115076935F5BB1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alatino Linotype" svg:font-family="'Palatino Linotype'" style:font-family-generic="modern" style:font-pitch="fixed"/>
    <style:font-face style:name="Palatino Linotype1" svg:font-family="'Palatino Linotype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Picture 1" draw:style-name="gr1" draw:text-style-name="P1" draw:layer="layout" svg:width="8.731cm" svg:height="7.288cm" svg:x="0.519cm" svg:y="0.462cm">
          <draw:image xlink:href="Pictures/10000000000001480000010D115076935F5BB1E6.png" xlink:type="simple" xlink:show="embed" xlink:actuate="onLoad" draw:mime-type="image/png">
            <text:p/>
          </draw:image>
          <svg:desc>page35image3854624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alatino Linotype" svg:font-family="'Palatino Linotype'" style:font-family-generic="modern" style:font-pitch="fixed"/>
    <style:font-face style:name="Palatino Linotype1" svg:font-family="'Palatino Linotype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4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8-16T09:33:21.930340869</dc:date>
    <meta:editing-duration>PT47M31S</meta:editing-duration>
    <meta:editing-cycles>5</meta:editing-cycles>
    <meta:generator>LibreOffice/7.3.5.2$Linux_X86_64 LibreOffice_project/30$Build-2</meta:generator>
    <meta:document-statistic meta:object-count="1"/>
  </office:meta>
</office:document-meta>
</file>